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8cm" fo:min-width="14.486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10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986cm" svg:height="4.318cm" svg:x="7.112cm" svg:y="1.016cm">
          <text:p text:style-name="P1">elisa_courante_do<text:line-break/></text:p>
          <text:p text:style-name="P1">Do file to merge bdd central, pays, normalisation</text:p>
          <text:p text:style-name="P1"><text:s/>simplification and classification hamburg. </text:p>
          <text:p text:style-name="P1">Keep only expor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68cm" svg:height="3.302cm" svg:x="1.048cm" svg:y="7.62cm">
          <text:p text:style-name="P1">elisa_happend_hbfr: <text:line-break/><text:line-break/>preparation of french and Hamburg </text:p>
          <text:p text:style-name="P1">Datasets to appen and appen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89cm" svg:y1="5.334cm" svg:x2="6.604cm" svg:y2="7.366cm">
          <text:p/>
        </draw:line>
        <draw:custom-shape draw:style-name="gr2" draw:text-style-name="P1" draw:layer="layout" svg:width="10.668cm" svg:height="3.302cm" svg:x="0.855cm" svg:y="14.429cm">
          <text:p text:style-name="P1">analysis_frha: <text:line-break/><text:line-break/>comparison analysis between two</text:p>
          <text:p text:style-name="P1">dabaset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604cm" svg:y1="10.922cm" svg:x2="6.604cm" svg:y2="14.224cm">
          <text:p/>
        </draw:line>
        <draw:custom-shape draw:style-name="gr2" draw:text-style-name="P1" draw:layer="layout" svg:width="10.668cm" svg:height="3.302cm" svg:x="16.37cm" svg:y="7.586cm">
          <text:p text:style-name="P1">allcountry_product _estimation:<text:line-break/><text:line-break/>estimation of major goods for all </text:p>
          <text:p text:style-name="P1">Countries for missing yea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68cm" svg:height="3.302cm" svg:x="16.348cm" svg:y="14.348cm">
          <text:p text:style-name="P1">gravity_estimation:<text:line-break/><text:line-break/>estimation of gravity model on total </text:p>
          <text:p text:style-name="P1">Trade and by produc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32cm" svg:y1="5.334cm" svg:x2="22.352cm" svg:y2="7.366cm">
          <text:p/>
        </draw:line>
        <draw:line draw:style-name="gr3" draw:text-style-name="P2" draw:layer="layout" svg:x1="22.352cm" svg:y1="10.888cm" svg:x2="22.352cm" svg:y2="14.34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41:35.161497000</meta:creation-date>
    <dc:date>2016-04-20T18:01:49.981298000</dc:date>
    <meta:editing-duration>PT5M4S</meta:editing-duration>
    <meta:editing-cycles>2</meta:editing-cycles>
    <meta:generator>LibreOffice/5.0.4.2$MacOSX_X86_64 LibreOffice_project/2b9802c1994aa0b7dc6079e128979269cf95bc78</meta:generator>
    <meta:document-statistic meta:object-count="32"/>
  </office:meta>
</office:document-meta>
</file>